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036e1" officeooo:paragraph-rsid="001036e1"/>
    </style:style>
    <style:style style:name="P2" style:family="paragraph" style:parent-style-name="Standard">
      <style:paragraph-properties fo:text-align="justify" style:justify-single-word="false"/>
      <style:text-properties officeooo:rsid="001036e1" officeooo:paragraph-rsid="001036e1"/>
    </style:style>
    <style:style style:name="P3" style:family="paragraph" style:parent-style-name="Text_20_body">
      <style:paragraph-properties fo:text-align="justify" style:justify-single-word="false"/>
      <style:text-properties officeooo:rsid="001036e1" officeooo:paragraph-rsid="001036e1"/>
    </style:style>
    <style:style style:name="P4" style:family="paragraph" style:parent-style-name="Standard">
      <style:text-properties officeooo:rsid="00120a26" officeooo:paragraph-rsid="00120a26"/>
    </style:style>
    <style:style style:name="P5" style:family="paragraph" style:parent-style-name="Standard">
      <style:text-properties officeooo:rsid="00120a26" officeooo:paragraph-rsid="0013ead3"/>
    </style:style>
    <style:style style:name="P6" style:family="paragraph" style:parent-style-name="Standard">
      <style:paragraph-properties fo:text-align="justify" style:justify-single-word="false"/>
      <style:text-properties officeooo:rsid="00120a26" officeooo:paragraph-rsid="00120a26"/>
    </style:style>
    <style:style style:name="P7" style:family="paragraph" style:parent-style-name="Standard">
      <style:text-properties officeooo:rsid="00120a26" officeooo:paragraph-rsid="0017e279"/>
    </style:style>
    <style:style style:name="P8" style:family="paragraph" style:parent-style-name="Standard">
      <style:text-properties fo:color="#cccccc" loext:opacity="100%" officeooo:rsid="00120a26" officeooo:paragraph-rsid="00120a26"/>
    </style:style>
    <style:style style:name="P9" style:family="paragraph" style:parent-style-name="Standard">
      <style:paragraph-properties fo:text-align="justify" style:justify-single-word="false"/>
      <style:text-properties fo:color="#cccccc" loext:opacity="100%" officeooo:rsid="001036e1" officeooo:paragraph-rsid="001036e1"/>
    </style:style>
    <style:style style:name="P10" style:family="paragraph" style:parent-style-name="Standard">
      <style:paragraph-properties fo:text-align="center" style:justify-single-word="false"/>
      <style:text-properties style:use-window-font-color="true" loext:opacity="0%" fo:font-size="16pt" style:text-underline-style="solid" style:text-underline-width="auto" style:text-underline-color="font-color" officeooo:rsid="0013ead3" officeooo:paragraph-rsid="0013ead3" style:font-size-asian="14pt" style:font-size-complex="16pt"/>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officeooo:paragraph-rsid="00153aa7"/>
    </style:style>
    <style:style style:name="P13" style:family="paragraph" style:parent-style-name="Text_20_body">
      <style:paragraph-properties fo:text-align="justify" style:justify-single-word="false"/>
    </style:style>
    <style:style style:name="P14" style:family="paragraph" style:parent-style-name="Standard">
      <style:paragraph-properties fo:text-align="justify" style:justify-single-word="false"/>
      <style:text-properties officeooo:paragraph-rsid="0017e279"/>
    </style:style>
    <style:style style:name="P15" style:family="paragraph" style:parent-style-name="Standard">
      <style:paragraph-properties fo:text-align="justify" style:justify-single-word="false"/>
      <style:text-properties officeooo:rsid="00192746" officeooo:paragraph-rsid="00192746"/>
    </style:style>
    <style:style style:name="P16" style:family="paragraph" style:parent-style-name="Text_20_body" style:list-style-name="L1">
      <style:paragraph-properties fo:margin-top="0cm" fo:margin-bottom="0cm" style:contextual-spacing="false" fo:text-align="justify" style:justify-single-word="false"/>
    </style:style>
    <style:style style:name="P17" style:family="paragraph" style:parent-style-name="Text_20_body" style:list-style-name="L1">
      <style:paragraph-properties fo:text-align="justify" style:justify-single-word="false"/>
    </style:style>
    <style:style style:name="P18" style:family="paragraph" style:parent-style-name="Text_20_body">
      <style:text-properties officeooo:rsid="00120a26" officeooo:paragraph-rsid="00120a26"/>
    </style:style>
    <style:style style:name="P19" style:family="paragraph" style:parent-style-name="Text_20_body">
      <style:text-properties officeooo:rsid="001c7aab" officeooo:paragraph-rsid="001c7aab"/>
    </style:style>
    <style:style style:name="T1" style:family="text">
      <style:text-properties officeooo:rsid="00120a26"/>
    </style:style>
    <style:style style:name="T2" style:family="text">
      <style:text-properties officeooo:rsid="0013ead3"/>
    </style:style>
    <style:style style:name="T3" style:family="text">
      <style:text-properties officeooo:rsid="00153aa7"/>
    </style:style>
    <style:style style:name="T4" style:family="text">
      <style:text-properties officeooo:rsid="0017e279"/>
    </style:style>
    <style:style style:name="T5" style:family="text">
      <style:text-properties officeooo:rsid="001a47c7"/>
    </style:style>
    <style:style style:name="T6" style:family="text">
      <style:text-properties fo:color="#000000" loext:opacity="100%" officeooo:rsid="001a7c00"/>
    </style:style>
    <style:style style:name="T7" style:family="text">
      <style:text-properties officeooo:rsid="001c7aab"/>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ontexte et Fonction de E5</text:p>
      <text:p text:style-name="P8"/>
      <text:p text:style-name="P8"/>
      <text:p text:style-name="P8"/>
      <text:p text:style-name="P8"/>
      <text:p text:style-name="P9"/>
      <text:p text:style-name="P6">Contexte :</text:p>
      <text:p text:style-name="P3">Une entreprise souhaite développer une application pour gérer les listes de course des utilisateurs (particuliers).</text:p>
      <text:p text:style-name="P13">Un particulier doit pouvoir créer autant de listes de courses qu’il le souhaite.</text:p>
      <text:p text:style-name="P11">Lorsqu’il prépare sa liste de course, il veut disposer d’une liste-type avec les produits qu’il a l’habitude de consommer, présentés <text:span text:style-name="T4">par lieu de stockage :</text:span> réfrigérateur, armoire, cellier, congélateur, etc.</text:p>
      <text:p text:style-name="P14"><text:span text:style-name="T2">Pour sa première liste, il aura le choix entre plusieurs </text:span><text:span text:style-name="T4">lieux de stockages</text:span><text:span text:style-name="T2"> comme choix et pourra les ajouter </text:span><text:span text:style-name="T5">à</text:span><text:span text:style-name="T2"> sa liste pour y mettre les produits. Chaque </text:span><text:span text:style-name="T4">lieu</text:span><text:span text:style-name="T2"> sera dans les liste</text:span><text:span text:style-name="T4">s</text:span><text:span text:style-name="T2">-type</text:span><text:span text:style-name="T4">s</text:span><text:span text:style-name="T2"> avec </text:span><text:span text:style-name="T5">les produits qu’il a déjà sélectionné dans sa dernière liste</text:span><text:span text:style-name="T2"> et pourra être supprim</text:span><text:span text:style-name="T4">é</text:span><text:span text:style-name="T2"> s’il n’est plus utilisé.</text:span> Il va ainsi optimiser le parcours dans son logement pour établir sa liste de course sans rien oublier.</text:p>
      <text:p text:style-name="P12">Bien sûr, il doit pouvoir ajouter ou retirer des produits en prévisions des courses qu’il fera dans la journée (ou demain…).</text:p>
      <text:p text:style-name="P13">Il y a plusieurs niveaux de qualité pour chaque produit à acheter :</text:p>
      <text:list text:style-name="L1">
        <text:list-item>
          <text:p text:style-name="P16">1er prix ;</text:p>
        </text:list-item>
        <text:list-item>
          <text:p text:style-name="P16">marque distributeur ;</text:p>
        </text:list-item>
        <text:list-item>
          <text:p text:style-name="P16">produit de marque ;</text:p>
        </text:list-item>
        <text:list-item>
          <text:p text:style-name="P17">marque précise (à indiquer).</text:p>
        </text:list-item>
      </text:list>
      <text:p text:style-name="P13">Lorsqu’il arrive dans le magasin pour faire ses courses, il faudrait que l’application lui affiche les produits à acheter, par rayon dans le magasin afin d’optimiser le trajet du client dans le magasin.</text:p>
      <text:p text:style-name="P2"/>
      <text:p text:style-name="P15">Exemple :</text:p>
      <text:p text:style-name="P15">L’utilisateur se connecte en tant que particulier sur le site avec son mot de passe et son pseudo.</text:p>
      <text:p text:style-name="P15">Il est ensuite dirigé vers la page d’accueil avec comme option de gérer ses listes ou d’aller faire ses courses.</text:p>
      <text:p text:style-name="P15">S’il clique sur gérer ses listes, il pourra voir les listes qu’il a créé avec leurs dates ou en créer de nouvelles. Dans ces listes, il y aura les produits avec la qualité et la quantité que l’utilisateur souhaite acheter, trier en fonction de ses lieux de stockages. S’il crée une nouvelle liste, elle sera préremplie par les produits <text:span text:style-name="T7">qu’il avait déjà </text:span>choisi par l’utilisateur qu’il <text:span text:style-name="T6">pourra modifier au besoin en les ajoutant ou supprimant.</text:span></text:p>
      <text:p text:style-name="P15">S’il prend l’option d’aller faire les courses, il devra choisir un magasin et une liste. Il aura ensuite la liste des rayons dans l’ordre du magasin avec les produits, la qualité et la quantité proposé par le magasin et celle souhaitée par l’utilisateur.</text:p>
      <text:p text:style-name="P15"/>
      <text:p text:style-name="P1"/>
      <text:p text:style-name="P1"/>
      <text:p text:style-name="P1"/>
      <text:p text:style-name="P1"/>
      <text:p text:style-name="P1"/>
      <text:p text:style-name="P1"/>
      <text:p text:style-name="P1"/>
      <text:p text:style-name="P1"/>
      <text:p text:style-name="P1"><text:soft-page-break/></text:p>
      <text:p text:style-name="P1">F<text:span text:style-name="T1">onctionnalité :</text:span></text:p>
      <text:p text:style-name="P4">Pour le particulier :</text:p>
      <text:p text:style-name="P4"><text:tab/>-peut créer <text:span text:style-name="T4">et classer ses</text:span> listes <text:span text:style-name="T4">(gestion fait/non fait)</text:span></text:p>
      <text:p text:style-name="P5"><text:tab/>-peut <text:span text:style-name="T2">ajouter</text:span> ou supprimer un ou plusieurs <text:span text:style-name="T5">lieu de stockage</text:span></text:p>
      <text:p text:style-name="P7"><text:tab/>-<text:span text:style-name="T5">à</text:span> la création d’une liste, affiche une liste type des habitudes alimentaires présenté<text:span text:style-name="T4">e</text:span>s dans <text:tab/> des sections <text:span text:style-name="T4">lieu de stockage </text:span>et peut ajouter ou supprimer des consommables</text:p>
      <text:p text:style-name="P4"><text:tab/>-pour chaque <text:span text:style-name="T2">article</text:span>, le particulier doit définir sa marque ou sa qualité <text:span text:style-name="T2">dans sa liste</text:span></text:p>
      <text:p text:style-name="P4"><text:tab/>-quand il est dans un magasin, affiche les produits dans leurs rayons</text:p>
      <text:p text:style-name="P4"/>
      <text:p text:style-name="P4"/>
      <text:p text:style-name="P4"/>
      <text:p text:style-name="P4">Pour le gestionnaire :</text:p>
      <text:p text:style-name="P4"><text:tab/>-gérer l’application <text:span text:style-name="T3">(rayon, </text:span><text:span text:style-name="T4">lieu</text:span><text:span text:style-name="T3">, </text:span><text:span text:style-name="T4">produits, </text:span><text:span text:style-name="T3">qualité)</text:span></text:p>
      <text:p text:style-name="P4"/>
      <text:p text:style-name="P4">Pour l’admin :</text:p>
      <text:p text:style-name="P4"><text:tab/>-gérer l<text:span text:style-name="T2">es </text:span>utilisateur<text:span text:style-name="T2">s</text:span> et l’applicatio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8"><text:bookmark text:name="yui_3_18_1_1_1726835443880_63"/>Choi<text:span text:style-name="T2">x</text:span> <text:span text:style-name="T2">de l’</text:span>environnement de développement : php <text:span text:style-name="T2">avec Laravel</text:span></text:p>
      <text:p text:style-name="P18"/>
      <text:p text:style-name="P19">Pour le BTS blanc, faire la connexion des utilisateurs et gerer les listes avec les produits et leurs qualité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0T09:00:35.286312931</meta:creation-date>
    <dc:date>2024-10-11T10:42:19.474055251</dc:date>
    <meta:editing-duration>PT13H34M34S</meta:editing-duration>
    <meta:editing-cycles>10</meta:editing-cycles>
    <meta:generator>LibreOffice/7.4.7.2$Linux_X86_64 LibreOffice_project/40$Build-2</meta:generator>
    <meta:document-statistic meta:table-count="0" meta:image-count="0" meta:object-count="0" meta:page-count="2" meta:paragraph-count="31" meta:word-count="502" meta:character-count="3017" meta:non-whitespace-character-count="2541"/>
  </office:meta>
</office:document-meta>
</file>